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ff9da" officeooo:paragraph-rsid="001ff9d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ff9da" officeooo:paragraph-rsid="001ff9d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ff9da" officeooo:paragraph-rsid="001ff9d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9534f" officeooo:paragraph-rsid="0029534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a750c" officeooo:paragraph-rsid="002a750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a750c" officeooo:paragraph-rsid="006bf92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bfb18" officeooo:paragraph-rsid="002bfb1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bfb18" officeooo:paragraph-rsid="003b888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bfb18" officeooo:paragraph-rsid="003ecfc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1799a" officeooo:paragraph-rsid="0031799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31727" officeooo:paragraph-rsid="0033172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33ae6" officeooo:paragraph-rsid="00333ae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333ae6" officeooo:paragraph-rsid="00351d6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9976e" officeooo:paragraph-rsid="0039976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c3503" officeooo:paragraph-rsid="0039976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40c28f" officeooo:paragraph-rsid="0040c28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4359a6" officeooo:paragraph-rsid="004359a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53825e" officeooo:paragraph-rsid="0053825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5510da" officeooo:paragraph-rsid="005510d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67a525" officeooo:paragraph-rsid="0067a52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68bfe6" officeooo:paragraph-rsid="0068bfe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76d53c" officeooo:paragraph-rsid="0076d53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ffd18" officeooo:paragraph-rsid="0040c28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f9da" officeooo:paragraph-rsid="001ff9d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31727" officeooo:paragraph-rsid="0033172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1799a" officeooo:paragraph-rsid="0031799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f94ba" officeooo:paragraph-rsid="004f94b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56d961" officeooo:paragraph-rsid="0056d96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5982c4" officeooo:paragraph-rsid="005982c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4a7cf" officeooo:paragraph-rsid="0064a7c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60750" officeooo:paragraph-rsid="0066075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9a8cf" officeooo:paragraph-rsid="0069a8c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a51bf" officeooo:paragraph-rsid="006a51b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bf926" officeooo:paragraph-rsid="006bf926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f94ba" officeooo:paragraph-rsid="004f94b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0ef21" officeooo:paragraph-rsid="0050ef2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46227" officeooo:paragraph-rsid="0054622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860f" officeooo:paragraph-rsid="0058860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860f" officeooo:paragraph-rsid="0059f73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82c4" officeooo:paragraph-rsid="005982c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f73e" officeooo:paragraph-rsid="0059f73e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4a7cf" officeooo:paragraph-rsid="0064a7c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60750" officeooo:paragraph-rsid="0066075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60750" officeooo:paragraph-rsid="0076d53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9a8cf" officeooo:paragraph-rsid="0069a8c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a51bf" officeooo:paragraph-rsid="006a51b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bf926" officeooo:paragraph-rsid="006bf926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d97be" officeooo:paragraph-rsid="006d97be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style:text-underline-style="none" fo:font-weight="normal" officeooo:rsid="004f6ac0" officeooo:paragraph-rsid="0076d53c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0.5pt" fo:font-weight="normal" officeooo:rsid="001ff9da" officeooo:paragraph-rsid="001ff9da" style:font-size-asian="10.5pt" style:font-weight-asian="normal" style:font-size-complex="12pt" style:font-weight-complex="normal"/>
    </style:style>
    <style:style style:name="P51" style:family="paragraph" style:parent-style-name="Standard">
      <style:text-properties officeooo:rsid="001ff9da" officeooo:paragraph-rsid="001ff9da"/>
    </style:style>
    <style:style style:name="T1" style:family="text">
      <style:text-properties officeooo:rsid="0021566f"/>
    </style:style>
    <style:style style:name="T2" style:family="text">
      <style:text-properties fo:font-variant="normal" fo:text-transform="none" fo:color="#ffffff" style:font-name="monospace" fo:letter-spacing="normal" fo:font-style="normal"/>
    </style:style>
    <style:style style:name="T3" style:family="text">
      <style:text-properties fo:font-variant="normal" fo:text-transform="none" fo:color="#ffffff" style:font-name="Liberation Serif" fo:font-size="12pt" fo:letter-spacing="normal" fo:font-style="normal" officeooo:rsid="002a750c"/>
    </style:style>
    <style:style style:name="T4" style:family="text">
      <style:text-properties officeooo:rsid="002ffd18"/>
    </style:style>
    <style:style style:name="T5" style:family="text">
      <style:text-properties officeooo:rsid="00331727"/>
    </style:style>
    <style:style style:name="T6" style:family="text">
      <style:text-properties officeooo:rsid="00351d60"/>
    </style:style>
    <style:style style:name="T7" style:family="text">
      <style:text-properties officeooo:rsid="0039976e"/>
    </style:style>
    <style:style style:name="T8" style:family="text">
      <style:text-properties officeooo:rsid="002bfb18"/>
    </style:style>
    <style:style style:name="T9" style:family="text">
      <style:text-properties officeooo:rsid="003d5142"/>
    </style:style>
    <style:style style:name="T10" style:family="text">
      <style:text-properties officeooo:rsid="0045cd92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45cd92"/>
    </style:style>
    <style:style style:name="T13" style:family="text">
      <style:text-properties style:text-underline-style="solid" style:text-underline-width="auto" style:text-underline-color="font-color" officeooo:rsid="0046ff51"/>
    </style:style>
    <style:style style:name="T14" style:family="text">
      <style:text-properties style:text-underline-style="solid" style:text-underline-width="auto" style:text-underline-color="font-color" officeooo:rsid="002ffd18"/>
    </style:style>
    <style:style style:name="T15" style:family="text">
      <style:text-properties officeooo:rsid="004d9525"/>
    </style:style>
    <style:style style:name="T16" style:family="text">
      <style:text-properties officeooo:rsid="005982c4"/>
    </style:style>
    <style:style style:name="T17" style:family="text">
      <style:text-properties officeooo:rsid="006311d8"/>
    </style:style>
    <style:style style:name="T18" style:family="text">
      <style:text-properties officeooo:rsid="006d97be"/>
    </style:style>
    <style:style style:name="T19" style:family="text">
      <style:text-properties officeooo:rsid="00731238"/>
    </style:style>
    <style:style style:name="T20" style:family="text">
      <style:text-properties officeooo:rsid="0075009e"/>
    </style:style>
    <style:style style:name="T21" style:family="text">
      <style:text-properties officeooo:rsid="0076d53c"/>
    </style:style>
    <style:style style:name="T22" style:family="text">
      <style:text-properties officeooo:rsid="007a00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ss</text:p>
      <text:p text:style-name="P2"/>
      <text:p text:style-name="P2"/>
      <text:p text:style-name="P3"/>
      <text:p text:style-name="P3"/>
      <text:p text:style-name="P14">deux moyen principaux pour selectionner des elements htlm dans css :</text:p>
      <text:p text:style-name="P14"/>
      <text:p text:style-name="P14"/>
      <text:p text:style-name="P14">.<text:span text:style-name="T11"> par leur nom : de bal</text:span><text:span text:style-name="T12">ise</text:span><text:span text:style-name="T11">, <text:s/>de classe, ou le nom id</text:span></text:p>
      <text:p text:style-name="P14"/>
      <text:p text:style-name="P14">.<text:span text:style-name="T11"> par combinaison. </text:span></text:p>
      <text:p text:style-name="P3"/>
      <text:p text:style-name="P3"/>
      <text:p text:style-name="P8">Combina<text:span text:style-name="T7">ison : </text:span>  <text:span text:style-name="T7">on choisit un element par son nom ou nom de class ... et <text:s/>on cible l’élement chosi <text:s/>par sa relation avec le premier. Cela permet d’alleger le html en le definissant pas trop de nom de classe </text:span></text:p>
      <text:p text:style-name="P8"/>
      <text:p text:style-name="P14">Syntaxe css : on nomme les deux ou plusieurs élements et on les lies par des sigles ( espace, , , &gt;… <text:span text:style-name="T19">opérateurs combinateurs</text:span>)pour determiner leur relation.</text:p>
      <text:p text:style-name="P14">Syntaxe sass : indentation  nesting imbrication <text:span text:style-name="T9">renvoit un fois compilé dans css les deux selecteurs avec une relation parent enfant … </text:span></text:p>
      <text:p text:style-name="P14"/>
      <text:p text:style-name="P14">mais <text:span text:style-name="T8">on retrouve une architecture imbriqué </text:span><text:span text:style-name="T4">ne</text:span><text:span text:style-name="T8"> pa</text:span><text:span text:style-name="T4">s</text:span><text:span text:style-name="T8"> aller trop loin ds l’imbrication au-dessus de 2 pas top … </text:span>spécificité trop profonde et devient compliqué à lire.</text:p>
      <text:p text:style-name="P15"/>
      <text:p text:style-name="P3"/>
      <text:p text:style-name="P17">Dans sass pour avoir une sturcture <text:span text:style-name="T19">d’</text:span>imbrication <text:span text:style-name="T19">syntaxique</text:span> mais <text:span text:style-name="T15">pas </text:span>sur le fond une relation , avoir une notation bem en gros, on utilise le esperluette...</text:p>
      <text:p text:style-name="P3"/>
      <text:p text:style-name="P3"/>
      <text:p text:style-name="P4"><text:span text:style-name="T13">La</text:span><text:span text:style-name="T11"> méthodologie, </text:span><text:span text:style-name="T14">convention</text:span><text:span text:style-name="T11"> bem </text:span>: <text:span text:style-name="T4">block-element-modified</text:span></text:p>
      <text:p text:style-name="P4"/>
      <text:p text:style-name="P4">block : element indépendant</text:p>
      <text:p text:style-name="P4">element : compris dans <text:span text:style-name="T4">block</text:span> syntaxe : block__nom-element</text:p>
      <text:p text:style-name="P4">modifie<text:span text:style-name="T4">d</text:span> pour modifié une partie du block ou element  <text:span text:style-name="T4">syntaxe</text:span>: <text:s/>bloc ou el<text:span text:style-name="T4">e</text:span>ment--nomdelamodif</text:p>
      <text:p text:style-name="P50"><text:span text:style-name="T2">&lt;</text:span><text:span text:style-name="T3">DS</text:span></text:p>
      <text:p text:style-name="P9"/>
      <text:p text:style-name="P16"><text:span text:style-name="T11">Spécificité</text:span> : </text:p>
      <text:p text:style-name="P18">par ordre de priorité : id, class et speudoclass, element ou speudo element, </text:p>
      <text:p text:style-name="P18">en cas d’égalité le dernier lu</text:p>
      <text:p text:style-name="P19">en cas de nesting, on augmente la spécificité attention bug conflit <text:span text:style-name="T20">à revoir</text:span></text:p>
      <text:p text:style-name="P18"><text:s/></text:p>
      <text:p text:style-name="P16"/>
      <text:p text:style-name="P23"/>
      <text:p text:style-name="P27">Attribué plusieurs classes à un seul élément html : <text:span text:style-name="T22">a utilisé plus</text:span></text:p>
      <text:p text:style-name="P35">dans html àprès class= : on ecrit l’ensemble des différentes classes qui seront appliqué</text:p>
      <text:p text:style-name="P35">&lt;mon-element class= «  class1 class2... » et c’est ensuite distribué..</text:p>
      <text:p text:style-name="P37"/>
      <text:p text:style-name="P36">cela peut permettre d’utiliser une approche descendante du plus générale au plus spécifique comme avec la méthodologie bem block—modified <text:s/>en gros class block puis class block—modified...</text:p>
      <text:p text:style-name="P7"/>
      <text:p text:style-name="P7"/>
      <text:p text:style-name="P7"><text:soft-page-break/></text:p>
      <text:p text:style-name="P26"><text:span text:style-name="T5">V</text:span>ariable </text:p>
      <text:p text:style-name="P10"/>
      <text:p text:style-name="P10"><text:span text:style-name="T5">declaration ; </text:span>$nom-de-la-variable :valeur de la variable ;</text:p>
      <text:p text:style-name="P11">Variable limité par une seule valeurs avec un type.</text:p>
      <text:p text:style-name="P11">Pour un es<text:span text:style-name="T10">n</text:span>emble de règle, on utilise les mixims.</text:p>
      <text:p text:style-name="P11"/>
      <text:p text:style-name="P25">Mixims :</text:p>
      <text:p text:style-name="P11"/>
      <text:p text:style-name="P11">déclaration : @mixim nom-de-la-mixim : { code, propriétés}</text:p>
      <text:p text:style-name="P11">appelé la mixim dans le code : @include nom-de-la-mixim</text:p>
      <text:p text:style-name="P12">mixim avec argument (comme variable, propre juste à la mixim)</text:p>
      <text:p text:style-name="P13">syntaxe : <text:s/><text:span text:style-name="T5">@mixim nom-de-la-mixim  </text:span><text:span text:style-name="T6">($nom-de-l’argument : valeur assigné par défault à l’argument peut être une </text:span><text:span text:style-name="T20">variable</text:span><text:span text:style-name="T6">)</text:span></text:p>
      <text:p text:style-name="P5"/>
      <text:p text:style-name="P28">Extension, place-holder ou terrain de base :</text:p>
      <text:p text:style-name="P38">syntaxe sous sass  : %place-hoder{ensemble des règles} </text:p>
      <text:p text:style-name="P38">puis on l’appèle ainsi h1{@extend%placehoder} h1 est rajouté à la liste des sélecteur du code de la place-holder. <text:span text:style-name="T16">A ne pas trop utiliser… </text:span><text:span text:style-name="T20">sencé augmenté la spécifité ?</text:span></text:p>
      <text:p text:style-name="P38"/>
      <text:p text:style-name="P29">Fonction :</text:p>
      <text:p text:style-name="P38"/>
      <text:p text:style-name="P40">sass propose des fonctions déjà existantes …</text:p>
      <text:p text:style-name="P41">darken(color,%...) <text:span text:style-name="T17">lighten () hsl()</text:span></text:p>
      <text:p text:style-name="P44">créer une fonction syntaxe → @function nom-de-la-fonction(arguement ou non) {code} il faut indiquer à la fonction de retourner une valeure via @return..</text:p>
      <text:p text:style-name="P41"/>
      <text:p text:style-name="P39"/>
      <text:p text:style-name="P30">Conditions :</text:p>
      <text:p text:style-name="P42">syntaxe → @if(condition) {code propriétés}</text:p>
      <text:p text:style-name="P42"><text:tab/><text:tab/>els<text:span text:style-name="T21">e</text:span>{code ...}</text:p>
      <text:p text:style-name="P31"/>
      <text:p text:style-name="P43"/>
      <text:p text:style-name="P43"/>
      <text:p text:style-name="P32">Les listes et les maps , collections de valeur :</text:p>
      <text:p text:style-name="P32"/>
      <text:p text:style-name="P45">syntaxe liste → soit on sépare par des virgules ou non</text:p>
      <text:p text:style-name="P45">pour acceder à la valeur d’une liste on peut utiliser la fonction nth($list, index) commence à 1 </text:p>
      <text:p text:style-name="P46">pour les maps (dico en python) $map( key1 : value1, key2:value2)</text:p>
      <text:p text:style-name="P46">acceder à une valeure d’une map fction map-get($map, key)</text:p>
      <text:p text:style-name="P33"/>
      <text:p text:style-name="P33">Boucles dans sass :</text:p>
      <text:p text:style-name="P33"/>
      <text:p text:style-name="P46">permet de répéter du code  @each…</text:p>
      <text:p text:style-name="P46"/>
      <text:p text:style-name="P34">Les médias quérries :</text:p>
      <text:p text:style-name="P34"/>
      <text:p text:style-name="P47">utilisations de règles alternatives en fonction du support</text:p>
      <text:p text:style-name="P47">dans sass on intègre au seins du code <text:span text:style-name="T18">des sélecteurs </text:span>la requette via @media …</text:p>
      <text:p text:style-name="P47">pour simplifier on peut créer une mixim , <text:span text:style-name="T18">mettre les breackpoint comme variable</text:span></text:p>
      <text:p text:style-name="P48">@content obligatoire ?</text:p>
      <text:p text:style-name="P6"/>
      <text:p text:style-name="P24"><text:soft-page-break/>Créer des dossiers pour mieux organiser <text:span text:style-name="T10">le tout :</text:span></text:p>
      <text:p text:style-name="P3"/>
      <text:p text:style-name="P3">fichier dans dossiers appelés partiel on met un underscore avant... <text:span text:style-name="T1">pas pour l’appeler</text:span></text:p>
      <text:p text:style-name="P20">le modèle 7.1</text:p>
      <text:p text:style-name="P20">base <text:s/>→ fondations du sites police de caractère box sizing… typographie dedans…</text:p>
      <text:p text:style-name="P20">utils -→variables, fonctions, mixims, extensions…</text:p>
      <text:p text:style-name="P20">layout-→bloc de code assez gros réutilisable comme header footer</text:p>
      <text:p text:style-name="P20">components-→ bloc moins génériques plus indépendant comme les boutons..</text:p>
      <text:p text:style-name="P21">pages-→ code spécifique à une seule page</text:p>
      <text:p text:style-name="P21">thèmes et vendors…</text:p>
      <text:p text:style-name="P22">on appèle et centralise tout ces fichiers dans le fichier main.scss</text:p>
      <text:p text:style-name="P51"/>
      <text:p text:style-name="P51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07:30:16.420308648</meta:creation-date>
    <dc:date>2022-04-04T10:06:10.437892636</dc:date>
    <meta:editing-duration>PT7H38M12S</meta:editing-duration>
    <meta:editing-cycles>51</meta:editing-cycles>
    <meta:generator>LibreOffice/6.4.7.2$Linux_X86_64 LibreOffice_project/40$Build-2</meta:generator>
    <meta:document-statistic meta:table-count="0" meta:image-count="0" meta:object-count="0" meta:page-count="3" meta:paragraph-count="64" meta:word-count="649" meta:character-count="4014" meta:non-whitespace-character-count="3405"/>
  </office:meta>
</office:document-meta>
</file>